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gr5" style:family="graphic" style:parent-style-name="standard">
      <style:graphic-properties draw:fill-image-width="0cm" draw:fill-image-height="0cm" draw:textarea-vertical-align="middle"/>
    </style:style>
    <style:style style:name="gr6" style:family="graphic" style:parent-style-name="standard">
      <style:graphic-properties draw:fill-image-width="0cm" draw:fill-image-height="0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0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3.859cm"/>
    </style:style>
    <style:style style:name="pr8" style:family="presentation" style:parent-style-name="Default-outline1">
      <style:graphic-properties fo:min-height="15.591cm"/>
    </style:style>
    <style:style style:name="pr9" style:family="presentation" style:parent-style-name="Default-outline1">
      <style:graphic-properties fo:min-height="14.303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420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SPRING CLOUD CONFIG SE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croservices</text:p>
                <text:list>
                  <text:list-item>
                    <text:p>Large of dependent services</text:p>
                  </text:list-item>
                </text:list>
              </text:list-item>
              <text:list-item>
                <text:p>Dynamic updates</text:p>
                <text:list>
                  <text:list-item>
                    <text:p>Changes to services or environment variables require restart or rebuild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7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Spring cloud config</text:span></text:p>
                <text:list>
                  <text:list-item>
                    <text:p><text:span text:style-name="T2">Centralized,versioned configuration management for distributed applications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Repository</text:p>
          </draw:text-box>
        </draw:frame>
        <draw:frame presentation:style-name="pr8" draw:layer="layout" svg:width="25.199cm" svg:height="15.591cm" svg:x="1.4cm" svg:y="4.914cm" presentation:class="outline" presentation:user-transformed="true">
          <draw:text-box>
            <text:list text:style-name="L2">
              <text:list-item>
                <text:p>Spring Cloud config server uses an Environment Repository</text:p>
                <text:list>
                  <text:list-item>
                    <text:p>Two implementations available : Git and Native(local files)</text:p>
                    <text:list>
                      <text:list-item>
                        <text:p>spring.cloud.config.server.git.uri=file://D:/IntelliJProject/Git/springCloudConfigserver/git-localconfig-repo</text:p>
                      </text:list-item>
                      <text:list-item>
                        <text:p>spring.cloud.config.server.native.searchLocations=classpath:/</text:p>
                      </text:list-item>
                    </text:list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ring Cloud Config Server</text:p>
          </draw:text-box>
        </draw:frame>
        <draw:frame presentation:style-name="pr2" draw:text-style-name="P2" draw:layer="layout" svg:width="25.199cm" svg:height="13.859cm" svg:x="1.4cm" svg:y="4.914cm" presentation:class="subtitle" presentation:placeholder="true">
          <draw:text-box/>
        </draw:frame>
        <draw:rect draw:style-name="gr2" draw:text-style-name="P5" draw:layer="layout" svg:width="5.2cm" svg:height="1.4cm" svg:x="5.4cm" svg:y="8.6cm">
          <text:p text:style-name="P4"><text:span text:style-name="T3">MessageService</text:span></text:p>
        </draw:rect>
        <draw:rect draw:style-name="gr2" draw:text-style-name="P5" draw:layer="layout" svg:width="4.4cm" svg:height="1.4cm" svg:x="14.8cm" svg:y="8.6cm">
          <text:p text:style-name="P4"><text:span text:style-name="T3">LimitsService</text:span></text:p>
        </draw:rect>
        <draw:rect draw:style-name="gr2" draw:text-style-name="P5" draw:layer="layout" svg:width="7.4cm" svg:height="1.6cm" svg:x="9cm" svg:y="11.8cm">
          <text:p text:style-name="P4"><text:span text:style-name="T3">SpringCloudConfigServer</text:span></text:p>
        </draw:rect>
        <draw:line draw:style-name="gr3" draw:text-style-name="P4" draw:layer="layout" svg:x1="9cm" svg:y1="10cm" svg:x2="11.2cm" svg:y2="11.8cm">
          <text:p/>
        </draw:line>
        <draw:line draw:style-name="gr3" draw:text-style-name="P4" draw:layer="layout" svg:x1="15.8cm" svg:y1="10cm" svg:x2="14.8cm" svg:y2="11.8cm">
          <text:p/>
        </draw:line>
        <draw:line draw:style-name="gr4" draw:text-style-name="P4" draw:layer="layout" svg:x1="12cm" svg:y1="15.6cm" svg:x2="12cm" svg:y2="13.2cm">
          <text:p/>
        </draw:line>
        <draw:rect draw:style-name="gr5" draw:text-style-name="P4" draw:layer="layout" svg:width="2cm" svg:height="1.2cm" svg:x="11.2cm" svg:y="15.8cm">
          <text:p/>
        </draw:rect>
        <draw:ellipse draw:style-name="gr6" draw:text-style-name="P5" draw:layer="layout" svg:width="2cm" svg:height="0.8cm" svg:x="11.2cm" svg:y="15.4cm">
          <text:p text:style-name="P4"><text:span text:style-name="T3">GIT</text:span></text:p>
        </draw:ellips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Repository - Organization</text:p>
          </draw:text-box>
        </draw:frame>
        <draw:frame presentation:style-name="pr9" draw:layer="layout" svg:width="25.199cm" svg:height="14.303cm" svg:x="1.4cm" svg:y="4.914cm" presentation:class="outline" presentation:user-transformed="true">
          <draw:text-box>
            <text:list text:style-name="L2">
              <text:list-item>
                <text:p>Configuration file naming convention:</text:p>
                <text:list>
                  <text:list-item>
                    <text:p>&lt;spring.application.name&gt;-&lt;profile&gt;.yml</text:p>
                    <text:list>
                      <text:list-item>
                        <text:p>Or .properties(yml takes precedence)</text:p>
                      </text:list-item>
                    </text:list>
                  </text:list-item>
                  <text:list-item>
                    <text:p>spring.application.name -set by clients application's</text:p>
                    <text:p>bootstrap.yml (or .properties)</text:p>
                  </text:list-item>
                  <text:list-item>
                    <text:p>Profile – client's spring.profiles.active</text:p>
                  </text:list-item>
                </text:list>
              </text:list-item>
              <text:list-item>
                <text:p>Obtain settings from server</text:p>
                <text:list>
                  <text:list-item>
                    <text:p>http://&lt;server&gt;:&lt;port&gt;/&lt;spring.application.name&gt;/&lt;profile&gt;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Repository - Examp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ssume client application named “hello-world” and profile set to “dev”</text:p>
                <text:list>
                  <text:list-item>
                    <text:p>Spring client automatically requests</text:p>
                    <text:list>
                      <text:list-item>
                        <text:p>/hello-world/dev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6" draw:layer="layout" svg:width="18cm" svg:height="7.573cm" svg:x="4.8cm" svg:y="11.2cm">
          <text:p text:style-name="P6"><text:span text:style-name="T4">hello-world-default.yml <text:s text:c="2"/>-</text:span><text:span text:style-name="T5">(Ignored)Diffent profile</text:span></text:p>
          <text:p text:style-name="P6"><text:span text:style-name="T4">hello-world.yml <text:s text:c="14"/>- </text:span><text:span text:style-name="T5">(Included) Second Precedence</text:span></text:p>
          <text:p text:style-name="P6"><text:span text:style-name="T4">hello-world-dev.yml <text:s text:c="7"/>- </text:span><text:span text:style-name="T5">(Included) First Precedence</text:span></text:p>
          <text:p text:style-name="P6"><text:span text:style-name="T4">hello-world-test.yml <text:s text:c="7"/>-</text:span><text:span text:style-name="T5">(Ignored) Different profile set</text:span></text:p>
          <text:p text:style-name="P6"><text:span text:style-name="T4">hello-world.properties <text:s text:c="3"/>-(</text:span><text:span text:style-name="T5">Included) Third Precedence</text:span></text:p>
          <text:p text:style-name="P6"><text:span text:style-name="T4">hi-world.properties <text:s text:c="8"/>-</text:span><text:span text:style-name="T5">(Ignored) Different app</text:span></text:p>
          <text:p text:style-name="P6"/>
        </draw:rect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yml vs .properti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ttings can be stored in either YAML or standard Java properties files</text:p>
                <text:list>
                  <text:list-item>
                    <text:p>Both have advantages</text:p>
                  </text:list-item>
                  <text:list-item>
                    <text:p>Config server will favor .yml over .properties</text:p>
                  </text:list-item>
                </text:list>
              </text:list-item>
            </text:list>
          </draw:text-box>
        </draw:frame>
        <draw:rect draw:style-name="gr2" draw:text-style-name="P6" draw:layer="layout" svg:width="9.8cm" svg:height="6.4cm" svg:x="3cm" svg:y="11.8cm">
          <text:p text:style-name="P6"><text:span text:style-name="T4"># <text:s/>.properties file</text:span></text:p>
          <text:p text:style-name="P6"><text:span text:style-name="T4"/></text:p>
          <text:p text:style-name="P6"><text:span text:style-name="T4">spring.config.name=aaa</text:span></text:p>
          <text:p text:style-name="P6"><text:span text:style-name="T4">spring.config.location=bbb</text:span></text:p>
          <text:p text:style-name="P6"><text:span text:style-name="T4">spring.profiles.active=ccc</text:span></text:p>
          <text:p text:style-name="P6"><text:span text:style-name="T4">spring.profiles.include=ddd</text:span></text:p>
          <text:p text:style-name="P6"/>
        </draw:rect>
        <draw:rect draw:style-name="gr2" draw:text-style-name="P7" draw:layer="layout" svg:width="10.4cm" svg:height="6.8cm" svg:x="15.8cm" svg:y="11.6cm">
          <text:p text:style-name="P7"><text:span text:style-name="T4">#</text:span><text:span text:style-name="T4"><text:tab/></text:span><text:span text:style-name="T4">.yml file</text:span></text:p>
          <text:p text:style-name="P7"><text:span text:style-name="T4">---</text:span></text:p>
          <text:p text:style-name="P7"><text:span text:style-name="T4">spring:</text:span><text:span text:style-name="T4"><text:tab/></text:span></text:p>
          <text:p text:style-name="P7"><text:span text:style-name="T4"><text:tab/></text:span><text:span text:style-name="T4">config:</text:span></text:p>
          <text:p text:style-name="P7"><text:span text:style-name="T4"><text:tab/></text:span><text:span text:style-name="T4"><text:tab/></text:span><text:span text:style-name="T4">name: aaa</text:span></text:p>
          <text:p text:style-name="P7"><text:span text:style-name="T4"><text:tab/></text:span><text:span text:style-name="T4"><text:tab/></text:span><text:span text:style-name="T4">location: bbb</text:span></text:p>
          <text:p text:style-name="P7"><text:span text:style-name="T4"><text:tab/></text:span><text:span text:style-name="T4">profiles:</text:span></text:p>
          <text:p text:style-name="P7"><text:span text:style-name="T4"><text:tab/></text:span><text:span text:style-name="T4"><text:tab/></text:span><text:span text:style-name="T4">active: ccc</text:span></text:p>
          <text:p text:style-name="P7"><text:span text:style-name="T4"><text:tab/></text:span><text:span text:style-name="T4"><text:tab/></text:span><text:span text:style-name="T4">include: ddd</text:span></text:p>
        </draw:rect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fi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YAML Format can hold multiple profiles in a single file</text:p>
                <text:p/>
                <text:p/>
              </text:list-item>
            </text:list>
          </draw:text-box>
        </draw:frame>
        <draw:rect draw:style-name="gr2" draw:text-style-name="P7" draw:layer="layout" svg:width="11.4cm" svg:height="2.6cm" svg:x="2.8cm" svg:y="9.4cm">
          <text:p text:style-name="P7"><text:span text:style-name="T4"># <text:s/></text:span><text:span text:style-name="T4"><text:tab/></text:span><text:span text:style-name="T4">hello-world-dev.properties</text:span></text:p>
          <text:p text:style-name="P7"><text:span text:style-name="T4">hello-world: Welcome DEV</text:span></text:p>
        </draw:rect>
        <draw:rect draw:style-name="gr2" draw:text-style-name="P7" draw:layer="layout" svg:width="11.4cm" svg:height="3cm" svg:x="3cm" svg:y="13.6cm">
          <text:p text:style-name="P7"><text:span text:style-name="T4">#hello-world-test.properties</text:span></text:p>
          <text:p text:style-name="P7"><text:span text:style-name="T4">Hello-world: Welcome TEST</text:span></text:p>
        </draw:rect>
        <draw:rect draw:style-name="gr2" draw:text-style-name="P6" draw:layer="layout" svg:width="10.2cm" svg:height="9.2cm" svg:x="16.8cm" svg:y="9.2cm"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span text:style-name="T4"># <text:s/></text:span><text:span text:style-name="T4"><text:tab/></text:span><text:span text:style-name="T4">hello-world.yml</text:span></text:p>
          <text:p text:style-name="P6"><text:span text:style-name="T4">---</text:span></text:p>
          <text:p text:style-name="P6"><text:span text:style-name="T4">spring:</text:span></text:p>
          <text:p text:style-name="P6"><text:span text:style-name="T4"><text:tab/></text:span><text:span text:style-name="T4">profiles:dev</text:span></text:p>
          <text:p text:style-name="P6"><text:span text:style-name="T4"><text:tab/></text:span><text:span text:style-name="T4">hello-world:Welcome DEV</text:span></text:p>
          <text:p text:style-name="P6"><text:span text:style-name="T4"/></text:p>
          <text:p text:style-name="P6"><text:span text:style-name="T4">---</text:span></text:p>
          <text:p text:style-name="P6"><text:span text:style-name="T4">spring:</text:span></text:p>
          <text:p text:style-name="P6"><text:span text:style-name="T4"><text:tab/></text:span><text:span text:style-name="T4">profles: test</text:span></text:p>
          <text:p text:style-name="P6"><text:span text:style-name="T4"><text:tab/></text:span><text:span text:style-name="T4">hello-world:Welcome TEST</text:span></text:p>
          <text:p text:style-name="P6"><text:tab/></text:p>
          <text:p text:style-name="P6"/>
          <text:p text:style-name="P6"/>
          <text:p text:style-name="P6"/>
          <text:p text:style-name="P6"/>
          <text:p text:style-name="P6"/>
          <text:p text:style-name="P6"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pattern format is a comma-separated list of {application}/{profile} names with wildcards</text:p>
              </text:list-item>
              <text:list-item>
                <text:p>If {application}/{profile} does not match any of the patterns, it will use the default u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resh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rect draw:style-name="gr2" draw:text-style-name="P8" draw:layer="layout" svg:width="4.8cm" svg:height="2cm" svg:x="2.8cm" svg:y="9.2cm">
          <text:p text:style-name="P8"><text:span text:style-name="T4">Client</text:span></text:p>
        </draw:rect>
        <draw:rect draw:style-name="gr2" draw:text-style-name="P8" draw:layer="layout" svg:width="5cm" svg:height="2cm" svg:x="10.8cm" svg:y="9.2cm">
          <text:p text:style-name="P8"><text:span text:style-name="T4">Server</text:span></text:p>
        </draw:rect>
        <draw:rect draw:style-name="gr2" draw:text-style-name="P8" draw:layer="layout" svg:width="5cm" svg:height="2cm" svg:x="18.4cm" svg:y="9.4cm">
          <text:p text:style-name="P8"><text:span text:style-name="T4">Git</text:span></text:p>
        </draw:rect>
        <draw:rect draw:style-name="gr2" draw:text-style-name="P8" draw:layer="layout" svg:width="4.4cm" svg:height="2cm" svg:x="18.6cm" svg:y="13.8cm">
          <text:p text:style-name="P8"><text:span text:style-name="T4">User</text:span></text:p>
        </draw:rect>
        <draw:line draw:name="refresh" draw:style-name="gr3" draw:text-style-name="P4" draw:layer="layout" svg:x1="18.6cm" svg:y1="15cm" svg:x2="4.8cm" svg:y2="11.2cm">
          <svg:title>refresh</svg:title>
          <svg:desc>refresh</svg:desc>
          <text:p/>
        </draw:line>
        <draw:line draw:style-name="gr3" draw:text-style-name="P4" draw:layer="layout" svg:x1="7.6cm" svg:y1="10.2cm" svg:x2="11cm" svg:y2="10.2cm">
          <text:p/>
        </draw:line>
        <draw:line draw:style-name="gr3" draw:text-style-name="P4" draw:layer="layout" svg:x1="15.8cm" svg:y1="10.2cm" svg:x2="18.4cm" svg:y2="10.2cm">
          <text:p/>
        </draw:line>
        <draw:frame draw:style-name="gr7" draw:text-style-name="P9" draw:layer="layout" svg:width="3.4cm" svg:height="1.043cm" svg:x="8.4cm" svg:y="12.6cm">
          <draw:text-box>
            <text:p text:style-name="P9"><text:span text:style-name="T4">refresh</text:span></text:p>
          </draw:text-box>
        </draw:frame>
        <draw:frame draw:style-name="gr8" draw:text-style-name="P9" draw:layer="layout" svg:width="5.607cm" svg:height="1.043cm" svg:x="4cm" svg:y="7.4cm">
          <draw:text-box>
            <text:p text:style-name="P9"><text:span text:style-name="T4">Spring Boot App</text:span></text:p>
          </draw:text-box>
        </draw:frame>
        <draw:frame draw:style-name="gr9" draw:text-style-name="P9" draw:layer="layout" svg:width="8.681cm" svg:height="1.043cm" svg:x="10.2cm" svg:y="7.266cm">
          <draw:text-box>
            <text:p text:style-name="P9"><text:span text:style-name="T4">Spring cloud config server</text:span></text:p>
          </draw:text-box>
        </draw:frame>
        <draw:frame draw:style-name="gr10" draw:layer="layout" svg:width="0.502cm" svg:height="1.204cm" svg:x="9.4cm" svg:y="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fresh Actuato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lient application can have this property to enable refresh end point</text:p>
                <text:list>
                  <text:list-item>
                    <text:p>management.endpoints.web.exposure.include=*</text:p>
                  </text:list-item>
                </text:list>
              </text:list-item>
              <text:list-item>
                <text:p>User has to trigger the refresh end point by hitting this url</text:p>
                <text:list>
                  <text:list-item>
                    <text:p>http://localhost:8080/actuator/refres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ng Cloud Bu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pring Cloud Bus links nodes of a distributed system with a lightweight message broker</text:p>
              </text:list-item>
              <text:list-item>
                <text:p>Cloud bus helps to push the updated properties to all its subscribed microservices</text:p>
              </text:list-item>
              <text:list-item>
                <text:p>User has to trigger the bus end point by hitting this url</text:p>
                <text:list>
                  <text:list-header>
                    <text:p>-http://localhost:8080/actuator/bus-refresh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f the config server is Down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pring Cloud Config Server should typically run on several instances</text:p>
                <text:list>
                  <text:list-item>
                    <text:p>So down time should be a non-issue</text:p>
                  </text:list-item>
                </text:list>
              </text:list-item>
              <text:list-item>
                <text:p>Client application can control policy of how to handle missing config server</text:p>
                <text:list>
                  <text:list-item>
                    <text:p>spring.cloud.config.failFast = true</text:p>
                  </text:list-item>
                  <text:list-item>
                    <text:p>Default is false</text:p>
                  </text:list-item>
                </text:list>
              </text:list-item>
              <text:list-item>
                <text:p>Config server settings override local settings</text:p>
                <text:list>
                  <text:list-item>
                    <text:p>Strategy : provide local fallback sett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s://cloud.spring.io/spring-cloud-static/Edgware.SR4/single/spring-cloud.html">https://cloud.spring.io/spring-cloud-static/Edgware.SR4/single/spring-cloud.html</text:a></text:p>
              </text:list-item>
              <text:list-item>
                <text:p><text:a xlink:href="https://spring.io/guides/gs/centralized-configuration/">https://spring.io/guides/gs/centralized-configuration/</text:a></text:p>
              </text:list-item>
              <text:list-item>
                <text:p><text:a xlink:href="https://dzone.com/articles/microservices-and-spring-cloud-config-server">https://dzone.com/articles/microservices-and-spring-cloud-config-server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16T14:21:42.89</meta:creation-date>
    <meta:editing-duration>PT16H12M5S</meta:editing-duration>
    <meta:editing-cycles>35</meta:editing-cycles>
    <dc:date>2019-01-18T14:31:47.23</dc:date>
    <meta:generator>OpenOffice/4.1.3$Win32 OpenOffice.org_project/413m1$Build-9783</meta:generator>
    <meta:document-statistic meta:object-count="110"/>
  </office:meta>
</office:document-meta>
</file>